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3"/>
    <style:style style:name="P2" style:family="paragraph" style:parent-style-name="Text_20_body" style:list-style-name="L4"/>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 Age group</text:h>
      <text:p text:style-name="Text_20_body">Age group is used to give input for applications to identify if a different price structure should be applied and for statistics.</text:p>
      <text:p text:style-name="Text_20_body">The Age group view shows all the age groups in the system. They are shown in a table with the possibility to sort on the different field names. It is also possible to search for age groups and to show hidden age groups through the choices in the top bar. It is also possible to create a new age groups from this view by clicking New age groups.</text:p>
      <text:p text:style-name="Text_20_body">The table view contains the following fields:</text:p>
      <text:list xml:id="list447260845" text:style-name="L4">
        <text:list-item>
          <text:p text:style-name="P2">Age group</text:p>
        </text:list-item>
        <text:list-item>
          <text:p text:style-name="P2">Acitive</text:p>
        </text:list-item>
      </text:list>
      <text:p text:style-name="Text_20_body">The field age group is linked to the age group audience where you could see all the underlying content and make it active or inactive.</text:p>
      <text:p text:style-name="Text_20_body">Only system administrators are able to update the age group. In order not to interfere with the statistics in the booking system it is vital not to change the age groups. If you do change them, it might have an impact on your statistics and the way you treat your data. Hence, it is very important to think through the implementation of age group.</text:p>
      <text:h text:style-name="Heading_20_2" text:outline-level="2">Add new Age group</text:h>
      <text:p text:style-name="Text_20_body">By clicking on the link Add new age group found at the top bar in the age group view it is possible to add new age groups. The following values must be inserted for each new age groups:</text:p>
      <text:list xml:id="list86702828" text:style-name="L3">
        <text:list-item>
          <text:p text:style-name="P1">Age group</text:p>
        </text:list-item>
        <text:list-item>
          <text:p text:style-name="P1">Description – not mandatory and tage groups are most often self explanatory</text:p>
        </text:list-item>
      </text:list>
      <text:p text:style-name="Text_20_body">Then save your new age group.</text:p>
      <text:h text:style-name="Heading_20_2" text:outline-level="2">Edit Age group</text:h>
      <text:p text:style-name="Text_20_body">By clicking on the link for age group in the target audience view it is possible to edit the age group. The following options can be altered:</text:p>
      <text:list xml:id="list309521107" text:continue-numbering="true" text:style-name="L3">
        <text:list-item>
          <text:p text:style-name="P1">Age group</text:p>
        </text:list-item>
        <text:list-item>
          <text:p text:style-name="P1">Active / Inactive – the parameter most likely to be changed. Use this to hide obsolete age groups.</text:p>
        </text:list-item>
        <text:list-item>
          <text:p text:style-name="P1">Description – not mandatory and age groups are most often self explanatory</text:p>
        </text:list-item>
      </text:list>
      <text:p text:style-name="Text_20_body">Then save your edited target aud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rik Sjöberg</meta:initial-creator>
    <meta:creation-date>2009-07-28T14:52:53</meta:creation-date>
    <dc:date>2009-08-03T08:50:40</dc:date>
    <dc:creator>Fredrik Sjöberg</dc:creator>
    <meta:editing-duration>PT01H05M56S</meta:editing-duration>
    <meta:editing-cycles>12</meta:editing-cycles>
    <meta:generator>OpenOffice.org/3.1$Unix OpenOffice.org_project/310m11$Build-9399</meta:generator>
    <meta:document-statistic meta:table-count="0" meta:image-count="0" meta:object-count="0" meta:page-count="1" meta:paragraph-count="19" meta:word-count="329" meta:character-count="1729"/>
  </office:meta>
</office:document-meta>
</file>